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Helvetica, 'nimbus sans l', sans-serif"/>
    <style:font-face style:name="Arial3" svg:font-family="Arial, STHeiti, 'Sans Serif'"/>
    <style:font-face style:name="Helvetica Neue" svg:font-family="'Helvetica Neue', Helvetica, 'Microsoft JhengHei', sans-serif"/>
    <style:font-face style:name="Microsoft JhengHei" svg:font-family="'Microsoft JhengHei', Arial, Helvetica, sans-serif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New Microsoft JhengHei" svg:font-family="'New Microsoft JhengHei', 'Microsoft JhengHei', sans-serif"/>
    <style:font-face style:name="OpenSymbol" svg:font-family="OpenSymbol"/>
    <style:font-face style:name="YahooSans VF" svg:font-family="'YahooSans VF', 'Yahoo Sans', YahooSans, 'Helvetica Neue', Helvetica, Arial, sans-serif"/>
    <style:font-face style:name="apple-system" svg:font-family="apple-system, BlinkMacSystemFont, 'Segoe UI', Roboto, 'Microsoft JhengHei', 'Helvetica Neue', Helvetica, Arial, sans-serif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paragraph-properties style:writing-mode="lr-tb"/>
      <style:text-properties fo:font-variant="normal" fo:text-transform="none" fo:color="#333333" fo:letter-spacing="0.026cm" fo:font-weight="bold" style:font-name-asian="Arial1" style:font-size-asian="12pt" style:language-asian="zh" style:country-asian="TW" style:font-style-asian="normal" style:font-weight-asian="bold" style:font-weight-complex="bold"/>
    </style:style>
    <style:style style:name="P4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Arial1" style:font-size-asian="12pt" style:language-asian="zh" style:country-asian="TW" style:font-style-asian="normal" style:font-weight-asian="normal" style:font-weight-complex="normal"/>
    </style:style>
    <style:style style:name="P5" style:family="paragraph" style:parent-style-name="Standard">
      <style:paragraph-properties style:writing-mode="lr-tb"/>
      <style:text-properties fo:font-variant="normal" fo:text-transform="none" fo:color="#232a31" fo:letter-spacing="normal" fo:font-weight="normal" style:font-name-asian="YahooSans VF" style:font-size-asian="13.5pt" style:language-asian="zh" style:country-asian="TW" style:font-style-asian="normal" style:font-weight-asian="normal" style:font-weight-complex="normal"/>
    </style:style>
    <style:style style:name="T1" style:family="text">
      <style:text-properties fo:font-variant="normal" fo:text-transform="none" fo:color="#333333" fo:letter-spacing="0.026cm" fo:font-weight="bold" style:font-name-asian="Arial1" style:font-size-asian="12pt" style:language-asian="zh" style:country-asian="TW" style:font-style-asian="normal" style:font-weight-asian="bold" style:font-weight-complex="bold"/>
    </style:style>
    <style:style style:name="T2" style:family="text">
      <style:text-properties fo:font-variant="normal" fo:text-transform="none" fo:color="#333333" fo:letter-spacing="0.026cm" fo:font-weight="normal" style:font-name-asian="Arial1" style:font-size-asian="12pt" style:language-asian="zh" style:country-asian="TW" style:font-style-asian="normal" style:font-weight-asian="normal" style:font-weight-complex="normal"/>
    </style:style>
    <style:style style:name="T3" style:family="text">
      <style:text-properties fo:font-variant="normal" fo:text-transform="none" fo:color="#333333" style:font-name="Arial2" fo:font-size="12.75pt" fo:letter-spacing="0.026cm" fo:font-style="normal" fo:font-weight="normal" style:font-name-asian="Arial1" style:font-size-asian="12pt" style:language-asian="zh" style:country-asian="TW" style:font-style-asian="normal" style:font-weight-asian="normal" style:font-weight-complex="normal"/>
    </style:style>
    <style:style style:name="T4" style:family="text">
      <style:text-properties style:font-name="YahooSans VF" fo:font-style="normal"/>
    </style:style>
    <style:style style:name="T5" style:family="text">
      <style:text-properties style:font-name="YahooSans VF" fo:font-size="13.5pt" fo:font-style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apple-system"/>
    </style:style>
    <style:style style:name="T9" style:family="text">
      <style:text-properties fo:color="#333333" fo:letter-spacing="0.026cm" style:font-name-asian="Microsoft Jhenghei" style:font-size-asian="12.75pt"/>
    </style:style>
    <style:style style:name="T10" style:family="text">
      <style:text-properties fo:color="#333333" style:font-name="Microsoft Jhenghei" fo:font-size="12.75pt" fo:letter-spacing="0.026cm" fo:font-style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RMB <text:s text:c="2"/>在聖誕節前 呈現交易冷淡??</text:p>
      <text:p text:style-name="P4">平盤 <text:s text:c="2"/>小幅升至6.97</text:p>
      <text:p text:style-name="P4"/>
      <text:p text:style-name="P1">///////////////////////////////////////////////////</text:p>
      <text:p text:style-name="P4">股市~~~</text:p>
      <text:p text:style-name="P4">中國證監會再推出救房企政策，宣布符合標準的房地產公司可以借殼已上市的房企，實施重整計畫</text:p>
      <text:p text:style-name="P4">雖然有政策面利多, 但是陸股由於上方賣壓過重, 昨天上證是呈現開高走低的情況, 最終是下跌0.46%</text:p>
      <text:p text:style-name="P4"/>
      <text:p text:style-name="P4">(領跌):</text:p>
      <text:p text:style-name="P1"><text:span text:style-name="T1">新冠醫藥股</text:span><text:span text:style-name="T2">回檔 ，以嶺藥業</text:span><text:bookmark text:name="63a41ba22324c"/><text:span text:style-name="T2">跌</text:span><text:span text:style-name="T3">2.88%</text:span><text:span text:style-name="T2">，中國醫藥 </text:span><text:span text:style-name="T3">(</text:span><text:span text:style-name="T2">跌</text:span><text:span text:style-name="T3">8.31%</text:span><text:span text:style-name="T2">，新華製藥跌</text:span><text:span text:style-name="T3">8.65%</text:span><text:span text:style-name="T2">，九安醫療跌</text:span><text:span text:style-name="T3">5.05%</text:span></text:p>
      <text:p text:style-name="P3">太陽能 <text:s text:c="2"/>(<text:span text:style-name="T7">矽品報價下跌</text:span>)</text:p>
      <text:p text:style-name="P4"/>
      <text:p text:style-name="P4">(領漲):</text:p>
      <text:p text:style-name="P4"><text:span text:style-name="T6">房地產股</text:span>、物管股 (物業管理)</text:p>
      <text:p text:style-name="P4"/>
      <text:p text:style-name="P4">///////////////////////////////////////////////////</text:p>
      <text:p text:style-name="P4">港</text:p>
      <text:p text:style-name="P4">恆生~~~(+2.71%) <text:s/>受到前一日美股的帶動</text:p>
      <text:p text:style-name="P4"/>
      <text:p text:style-name="P4">恆生科技股指數 <text:s/>(+4.47%)</text:p>
      <text:p text:style-name="P4"/>
      <text:p text:style-name="P4">領漲:</text:p>
      <text:p text:style-name="P4"><text:span text:style-name="T6">大型科網股</text:span>中，京東漲<text:span text:style-name="T5">4%</text:span>，美團漲<text:span text:style-name="T5">3.1%</text:span>，騰訊漲<text:span text:style-name="T5">2.5%</text:span>，阿里巴巴漲<text:span text:style-name="T5">2.4%</text:span>，小米也漲<text:span text:style-name="T5">2.1%</text:span>。 </text:p>
      <text:p text:style-name="P3">地產股 <text:s/>(<text:span text:style-name="T7">政策利多</text:span>)</text:p>
      <text:p text:style-name="P4"><text:span text:style-name="T6">汽車族群, <text:s/>金融</text:span><text:tab/> </text:p>
      <text:p text:style-name="P4"/>
      <text:p text:style-name="P5"/>
      <text:p text:style-name="P5">///////////////////////////////////////////////////</text:p>
      <text:p text:style-name="P5">~~預測~~ </text:p>
      <text:p text:style-name="P5"/>
      <text:p text:style-name="P5"><text:span text:style-name="T9">目前市場普遍預期</text:span><text:span text:style-name="T10">2023</text:span><text:span text:style-name="T9">年中國經濟將加快恢復。</text:span></text:p>
      <text:p text:style-name="P5"><text:span text:style-name="T9">但野村認為:</text:span></text:p>
      <text:p text:style-name="P5">雖然疫情衝擊後肯定會有報復性消費，但消費很難恢復至疫前水準</text:p>
      <text:p text:style-name="P5"/>
      <text:p text:style-name="P5">中國實施嚴格的防疫措施三年來，很多家庭風險抵抗的能力降低，很多農民工收入已下降甚至歸零，即使有儲蓄，也早就用於買房等方面，對於這些人而言，疫後首先是趕緊復工賺錢，而不是去消費。另外，民眾對未來收入的預期減弱，預期可能將低於疫前水準，亦不利於消費和房市的反彈。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Helvetica, 'nimbus sans l', sans-serif"/>
    <style:font-face style:name="Arial3" svg:font-family="Arial, STHeiti, 'Sans Serif'"/>
    <style:font-face style:name="Helvetica Neue" svg:font-family="'Helvetica Neue', Helvetica, 'Microsoft JhengHei', sans-serif"/>
    <style:font-face style:name="Microsoft JhengHei" svg:font-family="'Microsoft JhengHei', Arial, Helvetica, sans-serif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New Microsoft JhengHei" svg:font-family="'New Microsoft JhengHei', 'Microsoft JhengHei', sans-serif"/>
    <style:font-face style:name="OpenSymbol" svg:font-family="OpenSymbol"/>
    <style:font-face style:name="YahooSans VF" svg:font-family="'YahooSans VF', 'Yahoo Sans', YahooSans, 'Helvetica Neue', Helvetica, Arial, sans-serif"/>
    <style:font-face style:name="apple-system" svg:font-family="apple-system, BlinkMacSystemFont, 'Segoe UI', Roboto, 'Microsoft JhengHei', 'Helvetica Neue', Helvetica, Arial, sans-serif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icrosoft YaHei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15T15:59:06.36</meta:creation-date>
    <dc:date>2022-12-22T18:10:03.11</dc:date>
    <meta:editing-duration>PT9H22M30S</meta:editing-duration>
    <meta:editing-cycles>254</meta:editing-cycles>
    <meta:generator>OpenOffice/4.1.7$Win32 OpenOffice.org_project/417m1$Build-9800</meta:generator>
    <meta:document-statistic meta:table-count="0" meta:image-count="0" meta:object-count="0" meta:page-count="1" meta:paragraph-count="25" meta:word-count="445" meta:character-count="688"/>
  </office:meta>
</office:document-meta>
</file>